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258D6DD322D536EBFCC.png"/>
  <manifest:file-entry manifest:media-type="image/png" manifest:full-path="Pictures/100002010000032000000258A4E6BDF3D19F85BD.png"/>
  <manifest:file-entry manifest:media-type="image/png" manifest:full-path="Pictures/1000020100000320000002585AEF9F7A0A3CFE67.png"/>
  <manifest:file-entry manifest:media-type="image/png" manifest:full-path="Pictures/1000020100000320000002584E9BD7D5BC793199.png"/>
  <manifest:file-entry manifest:media-type="image/png" manifest:full-path="Pictures/100002010000032000000258946ED7BCE30302F8.png"/>
  <manifest:file-entry manifest:media-type="image/png" manifest:full-path="Pictures/100002010000032000000258D316F3A10223E39E.png"/>
  <manifest:file-entry manifest:media-type="image/png" manifest:full-path="Pictures/100002010000032000000258F322252D98E628EF.png"/>
  <manifest:file-entry manifest:media-type="image/png" manifest:full-path="Pictures/100002010000032000000258150CF498D737E1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9cm" svg:x="11.16cm" svg:y="1.508cm">
          <draw:image xlink:href="Pictures/100002010000032000000258D316F3A10223E39E.png" xlink:type="simple" xlink:show="embed" xlink:actuate="onLoad">
            <text:p/>
          </draw:image>
        </draw:frame>
        <draw:frame draw:style-name="gr1" draw:text-style-name="P1" draw:layer="layout" svg:width="7.62cm" svg:height="5.69cm" svg:x="11.16cm" svg:y="7.223cm">
          <draw:image xlink:href="Pictures/100002010000032000000258946ED7BCE30302F8.png" xlink:type="simple" xlink:show="embed" xlink:actuate="onLoad">
            <text:p/>
          </draw:image>
        </draw:frame>
        <draw:frame draw:style-name="gr1" draw:text-style-name="P1" draw:layer="layout" svg:width="7.62cm" svg:height="5.69cm" svg:x="11.16cm" svg:y="12.938cm">
          <draw:image xlink:href="Pictures/100002010000032000000258150CF498D737E162.png" xlink:type="simple" xlink:show="embed" xlink:actuate="onLoad">
            <text:p/>
          </draw:image>
        </draw:frame>
        <draw:frame draw:style-name="gr1" draw:text-style-name="P1" draw:layer="layout" svg:width="7.62cm" svg:height="5.69cm" svg:x="11.16cm" svg:y="18.653cm">
          <draw:image xlink:href="Pictures/100002010000032000000258A4E6BDF3D19F85BD.png" xlink:type="simple" xlink:show="embed" xlink:actuate="onLoad">
            <text:p/>
          </draw:image>
        </draw:frame>
        <draw:frame draw:style-name="gr1" draw:text-style-name="P1" draw:layer="layout" svg:width="7.62cm" svg:height="5.69cm" svg:x="2.778cm" svg:y="1.508cm">
          <draw:image xlink:href="Pictures/100002010000032000000258F322252D98E628EF.png" xlink:type="simple" xlink:show="embed" xlink:actuate="onLoad">
            <text:p/>
          </draw:image>
        </draw:frame>
        <draw:frame draw:style-name="gr1" draw:text-style-name="P1" draw:layer="layout" svg:width="7.62cm" svg:height="5.69cm" svg:x="2.778cm" svg:y="7.223cm">
          <draw:image xlink:href="Pictures/1000020100000320000002584E9BD7D5BC793199.png" xlink:type="simple" xlink:show="embed" xlink:actuate="onLoad">
            <text:p/>
          </draw:image>
        </draw:frame>
        <draw:frame draw:style-name="gr1" draw:text-style-name="P1" draw:layer="layout" svg:width="7.62cm" svg:height="5.69cm" svg:x="2.778cm" svg:y="12.938cm">
          <draw:image xlink:href="Pictures/1000020100000320000002585AEF9F7A0A3CFE67.png" xlink:type="simple" xlink:show="embed" xlink:actuate="onLoad">
            <text:p/>
          </draw:image>
        </draw:frame>
        <draw:frame draw:style-name="gr1" draw:text-style-name="P1" draw:layer="layout" svg:width="7.62cm" svg:height="5.69cm" svg:x="2.778cm" svg:y="18.653cm">
          <draw:image xlink:href="Pictures/100002010000032000000258D6DD322D536EBFCC.png" xlink:type="simple" xlink:show="embed" xlink:actuate="onLoad">
            <text:p/>
          </draw:image>
        </draw:frame>
        <draw:frame draw:style-name="gr2" draw:text-style-name="P2" draw:layer="layout" svg:width="4.445cm" svg:height="1.524cm" svg:x="3.159cm" svg:y="1.254cm">
          <draw:text-box>
            <text:p><text:span text:style-name="T1">F: 5 -3 -8 -2</text:span></text:p>
          </draw:text-box>
        </draw:frame>
        <draw:frame draw:style-name="gr2" draw:text-style-name="P2" draw:layer="layout" svg:width="4.445cm" svg:height="1.524cm" svg:x="3.159cm" svg:y="6.969cm">
          <draw:text-box>
            <text:p><text:span text:style-name="T1">G: 5 -4 -6 -4</text:span></text:p>
          </draw:text-box>
        </draw:frame>
        <draw:frame draw:style-name="gr2" draw:text-style-name="P2" draw:layer="layout" svg:width="4.445cm" svg:height="1.524cm" svg:x="3.159cm" svg:y="12.684cm">
          <draw:text-box>
            <text:p><text:span text:style-name="T1">H: -4 -4</text:span></text:p>
          </draw:text-box>
        </draw:frame>
        <draw:frame draw:style-name="gr2" draw:text-style-name="P2" draw:layer="layout" svg:width="4.445cm" svg:height="1.524cm" svg:x="3.159cm" svg:y="18.399cm">
          <draw:text-box>
            <text:p><text:span text:style-name="T1">I: -5 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5T13:49:58.556715383</meta:creation-date>
    <dc:date>2016-09-14T09:55:44.27</dc:date>
    <meta:editing-duration>PT19M8S</meta:editing-duration>
    <meta:editing-cycles>3</meta:editing-cycles>
    <meta:generator>OpenOffice/4.1.2$Win32 OpenOffice.org_project/412m3$Build-9782</meta:generator>
    <dc:creator>Louisa S</dc:creator>
    <meta:document-statistic meta:object-count="12"/>
  </office:meta>
</office:document-meta>
</file>